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500000055EAA7CF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10.904cm" style:rel-column-width="37611*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B1" style:family="table-cell">
      <style:table-cell-properties fo:background-color="#e6e6ff" fo:padding="0.097cm" fo:border="0.05pt solid #000000">
        <style:background-image/>
      </style:table-cell-properties>
    </style:style>
    <style:style style:name="Tabella3.B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6.112cm" style:rel-column-width="21080*"/>
    </style:style>
    <style:style style:name="Tabella1.B" style:family="table-column">
      <style:table-column-properties style:column-width="6.562cm" style:rel-column-width="22631*"/>
    </style:style>
    <style:style style:name="Tabella1.C" style:family="table-column">
      <style:table-column-properties style:column-width="6.327cm" style:rel-column-width="21824*"/>
    </style:style>
    <style:style style:name="Tabella1.1" style:family="table-row">
      <style:table-row-properties style:min-row-height="0.238cm"/>
    </style:style>
    <style:style style:name="Tabella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4.75cm" style:rel-column-width="16383*"/>
    </style:style>
    <style:style style:name="Tabella2.D" style:family="table-column">
      <style:table-column-properties style:column-width="4.75cm" style:rel-column-width="16386*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none"/>
    </style:style>
    <style:style style:name="Tabella2.C3" style:family="table-cell">
      <style:table-cell-properties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2.D3" style:family="table-cell">
      <style:table-cell-properties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2.C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2.D4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Ubuntu Light" fo:font-weight="bold" style:font-weight-asian="bold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Footer">
      <style:paragraph-properties fo:text-align="center" style:justify-single-word="false" fo:background-color="#e6e6ff">
        <style:background-image/>
      </style:paragraph-properties>
      <style:text-properties style:font-name="Ubuntu Light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Ubuntu Light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italic" style:text-underline-style="none" fo:font-weight="bold" style:font-name-asian="SimSun" style:font-size-asian="10pt" style:font-style-asian="italic" style:font-weight-asian="bold" style:font-name-complex="Tahoma" style:font-size-complex="10pt" style:font-style-complex="italic" style:font-weight-complex="bold"/>
    </style:style>
    <style:style style:name="P16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Table_20_Contents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Table_20_Contents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Ubuntu Light" fo:font-weight="bold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Header">
      <style:paragraph-properties fo:text-align="start" style:justify-single-word="false">
        <style:tab-stops>
          <style:tab-stop style:position="7.303cm"/>
          <style:tab-stop style:position="17cm" style:type="right"/>
        </style:tab-stops>
      </style:paragraph-properties>
      <style:text-properties style:font-name="Ubuntu Light" fo:font-weight="normal" style:font-weight-asian="normal" style:font-weight-complex="normal"/>
    </style:style>
    <style:style style:name="P27" style:family="paragraph" style:parent-style-name="Header">
      <style:paragraph-properties fo:text-align="start" style:justify-single-word="false">
        <style:tab-stops>
          <style:tab-stop style:position="7.303cm"/>
          <style:tab-stop style:position="17cm" style:type="right"/>
        </style:tab-stops>
      </style:paragraph-properties>
      <style:text-properties style:font-name="Ubuntu Light" fo:font-weight="normal" officeooo:paragraph-rsid="001e2e8e" style:font-weight-asian="normal" style:font-weight-complex="normal"/>
    </style:style>
    <style:style style:name="T1" style:family="text">
      <style:text-properties style:font-name="Ubuntu Light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1e2e8e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&lt;for each=&quot;item in objects&quot;&gt;">starts for loop item objects</text:text-input></text:p>
      <text:p text:style-name="P20"><text:placeholder text:placeholder-type="text">&lt;setLang(item.intervent_partner_id.lang or 'it_IT')&gt;</text:placeholder>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24"/>
          </table:table-cell>
          <table:table-cell table:style-name="Tabella3.B1" office:value-type="string">
            <text:p text:style-name="P19"><text:span text:style-name="T3"><text:placeholder text:placeholder-type="text">&lt;item.intervent_partner_id.name&gt;</text:placeholder></text:span><text:span text:style-name="T2"><text:line-break/></text:span><text:span text:style-name="T2"><text:placeholder text:placeholder-type="text">&lt;item.intervent_partner_id.street&gt;</text:placeholder></text:span></text:p>
            <text:p text:style-name="P22"><text:span text:style-name="T2"><text:placeholder text:placeholder-type="text">&lt;item.intervent_partner_id.zip&gt;</text:placeholder></text:span><text:span text:style-name="T2"> </text:span><text:span text:style-name="T2"><text:placeholder text:placeholder-type="text">&lt;item.intervent_partner_id.city&gt;</text:placeholder></text:span></text:p>
          </table:table-cell>
        </table:table-row>
        <table:table-row>
          <table:table-cell table:style-name="Tabella3.A1" office:value-type="string">
            <text:p text:style-name="P24"/>
          </table:table-cell>
          <table:table-cell table:style-name="Tabella3.B2" office:value-type="string">
            <text:p text:style-name="P21"><text:span text:style-name="T2"><text:placeholder text:placeholder-type="text">&lt;get_label(item.intervent_partner_id,"phone")&gt;</text:placeholder></text:span><text:span text:style-name="T2">: </text:span><text:span text:style-name="T2"><text:placeholder text:placeholder-type="text">&lt;item.intervent_partner_id.phone&gt;</text:placeholder></text:span></text:p>
            <text:p text:style-name="P23"><text:span text:style-name="T2"><text:placeholder text:placeholder-type="text">&lt;get_label(item.intervent_partner_id,"fax")&gt;</text:placeholder></text:span><text:span text:style-name="T2">: </text:span><text:span text:style-name="T2"><text:placeholder text:placeholder-type="text">&lt;item.intervent_partner_id.fax&gt;</text:placeholder></text:span></text:p>
            <text:p text:style-name="P23"><text:span text:style-name="T2"><text:placeholder text:placeholder-type="text">&lt;get_label(item.intervent_partner_id,"email")&gt;</text:placeholder></text:span><text:span text:style-name="T2">: </text:span><text:span text:style-name="T2"><text:placeholder text:placeholder-type="text">&lt;item.intervent_partner_id.email&gt;</text:placeholder></text:span></text:p>
          </table:table-cell>
        </table:table-row>
      </table:table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12"/>
          </table:table-cell>
          <table:table-cell table:style-name="Tabella1.A1" office:value-type="string">
            <text:p text:style-name="P12"/>
          </table:table-cell>
        </table:table-row>
        <table:table-row>
          <table:table-cell table:style-name="Tabella1.A2" office:value-type="string">
            <text:p text:style-name="P10"><text:span text:style-name="T4">Numero: </text:span><text:line-break/><text:placeholder text:placeholder-type="text">&lt;item.ref&gt;</text:placeholder></text:p>
          </table:table-cell>
          <table:table-cell table:style-name="Tabella1.A2" office:value-type="string">
            <text:p text:style-name="P13">Data Intervento:</text:p>
            <text:p text:style-name="P14"><text:placeholder text:placeholder-type="text">&lt;formatLang(item.date_start, date=True)&gt;</text:placeholder></text:p>
          </table:table-cell>
          <table:table-cell table:style-name="Tabella1.C2" office:value-type="string">
            <text:p text:style-name="P14"><text:span text:style-name="T4">Modalità: </text:span><text:line-break/><text:placeholder text:placeholder-type="text">&lt;get_selection_item(item, "mode")&gt;</text:placeholder></text:p>
          </table:table-cell>
        </table:table-row>
        <table:table-row>
          <table:table-cell table:style-name="Tabella1.A7" table:number-columns-spanned="3" office:value-type="string">
            <text:p text:style-name="P14"><text:span text:style-name="T4">Oggetto intervento:</text:span> <text:placeholder text:placeholder-type="text">&lt;item.name&gt;</text:placeholder></text:p>
          </table:table-cell>
          <table:covered-table-cell/>
          <table:covered-table-cell/>
        </table:table-row>
        <table:table-row>
          <table:table-cell table:style-name="Tabella1.A7" table:number-columns-spanned="3" office:value-type="string">
            <text:p text:style-name="P14"><text:span text:style-name="T4">Contratto / Commessa di riferimento:</text:span> <text:placeholder text:placeholder-type="text">&lt;item.account_id.name&gt;</text:placeholder></text:p>
          </table:table-cell>
          <table:covered-table-cell/>
          <table:covered-table-cell/>
        </table:table-row>
        <table:table-row>
          <table:table-cell table:style-name="Tabella1.A7" table:number-columns-spanned="3" office:value-type="string">
            <text:p text:style-name="P11">DESCRIZIONE INTERVENTO</text:p>
          </table:table-cell>
          <table:covered-table-cell/>
          <table:covered-table-cell/>
        </table:table-row>
        <table:table-row>
          <table:table-cell table:style-name="Tabella1.A7" table:number-columns-spanned="3" office:value-type="string">
            <text:p text:style-name="P15">RICHIESTA:</text:p>
            <text:p text:style-name="P14"><text:placeholder text:placeholder-type="text">&lt;item.intervention_request&gt;</text:placeholder></text:p>
          </table:table-cell>
          <table:covered-table-cell/>
          <table:covered-table-cell/>
        </table:table-row>
        <table:table-row>
          <table:table-cell table:style-name="Tabella1.A7" table:number-columns-spanned="3" office:value-type="string">
            <text:p text:style-name="P15">INTERVENTO:</text:p>
            <text:p text:style-name="P14"><text:placeholder text:placeholder-type="text">&lt;item.intervention&gt;</text:placeholder></text:p>
          </table:table-cell>
          <table:covered-table-cell/>
          <table:covered-table-cell/>
        </table:table-row>
      </table:table>
      <text:p text:style-name="P7"/>
      <table:table table:name="Tabella2" table:style-name="Tabella2">
        <table:table-column table:style-name="Tabella2.A" table:number-columns-repeated="3"/>
        <table:table-column table:style-name="Tabella2.D"/>
        <table:table-row>
          <table:table-cell table:style-name="Tabella2.A1" office:value-type="string">
            <text:p text:style-name="P25">Inizio intervento:</text:p>
          </table:table-cell>
          <table:table-cell table:style-name="Tabella2.A1" office:value-type="string">
            <text:p text:style-name="P18">Durata:</text:p>
          </table:table-cell>
          <table:table-cell table:style-name="Tabella2.A1" office:value-type="string">
            <text:p text:style-name="P13">Trasferta:</text:p>
          </table:table-cell>
          <table:table-cell table:style-name="Tabella2.D1" office:value-type="string">
            <text:p text:style-name="P25">Pausa pranzo:</text:p>
          </table:table-cell>
        </table:table-row>
        <table:table-row>
          <table:table-cell table:style-name="Tabella2.A2" office:value-type="string">
            <text:p text:style-name="P14"><text:placeholder text:placeholder-type="text">&lt;formatLang(item.date_start, date_time=True)[11:16]&gt;</text:placeholder></text:p>
            <text:p text:style-name="P14"/>
          </table:table-cell>
          <table:table-cell table:style-name="Tabella2.A2" office:value-type="string">
            <text:p text:style-name="P14"><text:span text:style-name="T5">Effettiva:</text:span> <text:placeholder text:placeholder-type="text">&lt;item.unit_amount&gt;</text:placeholder></text:p>
            <text:p text:style-name="P15">Da fatturare: <text:placeholder text:placeholder-type="text">&lt;(item.to_invoice.factor or 0.0)/100 * ((item.intervent_duration) + (item.trip_hour if item.trip_require else 0.0) - (item.break_hour if item.break_require else 0.0))&gt;</text:placeholder><text:soft-page-break/></text:p>
          </table:table-cell>
          <table:table-cell table:style-name="Tabella2.A2" office:value-type="string">
            <text:p text:style-name="P14"><text:placeholder text:placeholder-type="text">&lt;item.trip_hour if item.trip_require else "Non presente"&gt;</text:placeholder></text:p>
          </table:table-cell>
          <table:table-cell table:style-name="Tabella2.D2" office:value-type="string">
            <text:p text:style-name="P14"><text:placeholder text:placeholder-type="text">&lt;item.break_hour if item.break_require else "Non presente"&gt;</text:placeholder></text:p>
          </table:table-cell>
        </table:table-row>
        <table:table-row>
          <table:table-cell table:style-name="Tabella2.A3" table:number-columns-spanned="2" office:value-type="string">
            <text:p text:style-name="P10">Tecnico:</text:p>
          </table:table-cell>
          <table:covered-table-cell/>
          <table:table-cell table:style-name="Tabella2.C3" office:value-type="string">
            <text:p text:style-name="P17">Tipo:</text:p>
          </table:table-cell>
          <table:table-cell table:style-name="Tabella2.D3" office:value-type="string">
            <text:p text:style-name="P17">Totale computato:</text:p>
          </table:table-cell>
        </table:table-row>
        <table:table-row>
          <table:table-cell table:style-name="Tabella2.A2" table:number-columns-spanned="2" office:value-type="string">
            <text:p text:style-name="P10"><text:placeholder text:placeholder-type="text">&lt;item.user_id.name&gt;</text:placeholder></text:p>
          </table:table-cell>
          <table:covered-table-cell/>
          <table:table-cell table:style-name="Tabella2.C4" office:value-type="string">
            <text:p text:style-name="P14"><text:placeholder text:placeholder-type="text">&lt;"%s (fatt.: %s %s)"%(item.to_invoice.name,item.to_invoice.factor, "%")&gt;</text:placeholder></text:p>
          </table:table-cell>
          <table:table-cell table:style-name="Tabella2.D4" office:value-type="string">
            <text:p text:style-name="P13"><text:placeholder text:placeholder-type="text">&lt;item.intervent_total&gt;</text:placeholder></text:p>
          </table:table-cell>
        </table:table-row>
      </table:table>
      <text:p text:style-name="P14"><text:placeholder text:placeholder-type="text">&lt;if test="len(objects)&gt;1"&gt;</text:placeholder></text:p>
      <text:p text:style-name="P12"/>
      <text:p text:style-name="P16"/>
      <text:p text:style-name="P12"><text:placeholder text:placeholder-type="text">&lt;/if&gt;</text:placeholder></text:p>
      <text:p text:style-name="P6"><text:text-input text:description="&lt;/for&gt;">ends for loop objects</text:text-input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7.303cm"/>
          <style:tab-stop style:position="17cm" style:type="right"/>
        </style:tab-stops>
      </style:paragraph-properties>
      <style:text-properties style:font-name="Ubuntu Light" fo:font-weight="normal" officeooo:paragraph-rsid="001e2e8e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7.303cm"/>
          <style:tab-stop style:position="17cm" style:type="right"/>
        </style:tab-stops>
      </style:paragraph-properties>
      <style:text-properties style:font-name="Ubuntu Light" fo:font-weight="normal" style:font-weight-asian="normal" style:font-weight-complex="normal"/>
    </style:style>
    <style:style style:name="MP4" style:family="paragraph" style:parent-style-name="Header">
      <style:paragraph-properties fo:text-align="end" style:justify-single-word="false"/>
      <style:text-properties style:font-name="Ubuntu Light" fo:font-weight="bold" style:font-weight-asian="bold" style:font-weight-complex="bold"/>
    </style:style>
    <style:style style:name="MP5" style:family="paragraph" style:parent-style-name="Footer">
      <style:paragraph-properties fo:text-align="center" style:justify-single-word="false" fo:background-color="#e6e6ff">
        <style:background-image/>
      </style:paragraph-properties>
      <style:text-properties style:font-name="Ubuntu Light"/>
    </style:style>
    <style:style style:name="MT1" style:family="text">
      <style:text-properties style:font-name="Ubuntu Light"/>
    </style:style>
    <style:style style:name="MT2" style:family="text">
      <style:text-properties officeooo:rsid="001e2e8e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a xlink:type="simple" xlink:href="http://www.micronaet.it/"><draw:frame draw:style-name="Mfr1" draw:name="immagini2" text:anchor-type="as-char" svg:width="7.999cm" svg:height="1.921cm" draw:z-index="2"><draw:image xlink:href="Pictures/100002010000016500000055EAA7CF79.png" xlink:type="simple" xlink:show="embed" xlink:actuate="onLoad"/></draw:frame></draw:a><text:span text:style-name="MT1"><text:line-break/><text:line-break/>micronaet s.r.l.</text:span></text:p>
        <text:p text:style-name="MP2">sede legale <text:span text:style-name="MT2">e operativa:</text:span> <text:tab/><text:span text:style-name="MT2">via gutenberg, 14 <text:s text:c="5"/>25020 – poncarale (bs)</text:span></text:p>
        <text:p text:style-name="MP3">codice fiscale e partita IVA: <text:tab/>IT02218130983 </text:p>
        <text:p text:style-name="MP3">camera di commercio di Brescia REA: <text:tab/>431387 </text:p>
        <text:p text:style-name="MP3">capitale sociale: <text:tab/><text:span text:style-name="MT2">3</text:span>.000 euro (i.v.) </text:p>
        <text:p text:style-name="MP3">internet: <text:tab/>http://www.micronaet.it </text:p>
        <text:p text:style-name="MP3"><text:span text:style-name="MT1">e-mail: <text:tab/>info@micronaet.it </text:span><text:tab/></text:p>
        <text:p text:style-name="MP4">Pag. <text:page-number text:select-page="current">3</text:page-number> di <text:page-count>3</text:page-count></text:p>
      </style:header>
      <style:footer>
        <text:p text:style-name="MP5">L’intervento, salvo diversa specificazione, deve considerarsi a pagamento alle condizioni pattuite.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1-31T15:32:44.871299032</dc:date>
    <meta:editing-duration>P5DT3H17M18S</meta:editing-duration>
    <meta:editing-cycles>361</meta:editing-cycles>
    <meta:generator>LibreOffice/4.3.3.2$Linux_X86_64 LibreOffice_project/430m0$Build-2</meta:generator>
    <dc:creator>thebrush </dc:creator>
    <meta:document-statistic meta:table-count="3" meta:image-count="1" meta:object-count="0" meta:page-count="3" meta:paragraph-count="45" meta:word-count="154" meta:character-count="1763" meta:non-whitespace-character-count="1635"/>
    <meta:user-defined meta:name="Info 1"/>
    <meta:user-defined meta:name="Info 2"/>
    <meta:user-defined meta:name="Info 3"/>
    <meta:user-defined meta:name="Info 4"/>
  </office:meta>
</office:document-meta>
</file>